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454cm" fo:margin-left="-0.219cm" fo:margin-top="0cm" fo:margin-bottom="0cm" table:align="left" style:writing-mode="lr-tb"/>
    </style:style>
    <style:style style:name="Table2.A" style:family="table-column">
      <style:table-column-properties style:column-width="4.436cm"/>
    </style:style>
    <style:style style:name="Table2.B" style:family="table-column">
      <style:table-column-properties style:column-width="6.671cm"/>
    </style:style>
    <style:style style:name="Table2.C" style:family="table-column">
      <style:table-column-properties style:column-width="3.175cm"/>
    </style:style>
    <style:style style:name="Table2.D" style:family="table-column">
      <style:table-column-properties style:column-width="3.17cm"/>
    </style:style>
    <style:style style:name="Table2.1" style:family="table-row">
      <style:table-row-properties fo:keep-together="auto"/>
    </style:style>
    <style:style style:name="Table2.A1" style:family="table-cell">
      <style:table-cell-properties fo:background-color="#bfbfbf" fo:padding-left="0.173cm" fo:padding-right="0.191cm" fo:padding-top="0cm" fo:padding-bottom="0cm" fo:border="0.5pt solid #00000a">
        <style:background-image/>
      </style:table-cell-properties>
    </style:style>
    <style:style style:name="Table2.D1" style:family="table-cell">
      <style:table-cell-properties fo:background-color="#bfbfbf" fo:padding-left="0cm" fo:padding-right="0.018cm" fo:padding-top="0cm" fo:padding-bottom="0cm" fo:border="0.5pt solid #00000a">
        <style:background-image/>
      </style:table-cell-properties>
    </style:style>
    <style:style style:name="Table2.A2" style:family="table-cell">
      <style:table-cell-properties fo:background-color="#ffffff" fo:padding-left="0.173cm" fo:padding-right="0.191cm" fo:padding-top="0cm" fo:padding-bottom="0cm" fo:border="0.5pt solid #00000a">
        <style:background-image/>
      </style:table-cell-properties>
    </style:style>
    <style:style style:name="Table2.D2" style:family="table-cell">
      <style:table-cell-properties fo:background-color="#ffffff" fo:padding-left="0cm" fo:padding-right="0.018cm" fo:padding-top="0cm" fo:padding-bottom="0cm" fo:border="0.5pt solid #00000a">
        <style:background-image/>
      </style:table-cell-properties>
    </style:style>
    <style:style style:name="Table2.A3" style:family="table-cell">
      <style:table-cell-properties fo:background-color="#d9d9d9" fo:padding-left="0.173cm" fo:padding-right="0.191cm" fo:padding-top="0cm" fo:padding-bottom="0cm" fo:border="0.5pt solid #00000a">
        <style:background-image/>
      </style:table-cell-properties>
    </style:style>
    <style:style style:name="Table2.D3" style:family="table-cell">
      <style:table-cell-properties fo:background-color="#d9d9d9" fo:padding-left="0cm" fo:padding-right="0.018cm" fo:padding-top="0cm" fo:padding-bottom="0cm"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5" style:family="paragraph" style:parent-style-name="Heading_20_1">
      <style:paragraph-properties fo:break-before="page"/>
    </style:style>
    <style:style style:name="P6" style:family="paragraph" style:parent-style-name="Standard_20__28_user_29_">
      <style:paragraph-properties fo:line-height="200%" fo:text-align="center" style:justify-single-word="false" fo:break-before="page"/>
      <style:text-properties style:font-name="Times New Roman" fo:font-size="12pt" fo:font-weight="bold" style:font-size-asian="12pt" style:font-weight-asian="bold" style:font-name-complex="Times New Roman1" style:font-size-complex="12pt"/>
    </style:style>
    <style:style style:name="P7" style:family="paragraph" style:parent-style-name="Standard_20__28_user_29_">
      <style:paragraph-properties fo:line-height="200%"/>
      <style:text-properties style:font-name="Times New Roman" fo:font-size="12pt" style:font-size-asian="12pt" style:font-name-complex="Times New Roman1" style:font-size-complex="12pt"/>
    </style:style>
    <style:style style:name="P8" style:family="paragraph" style:parent-style-name="Standard_20__28_user_29_">
      <style:paragraph-properties fo:line-height="200%"/>
      <style:text-properties style:font-name="Times New Roman" fo:font-size="12pt" fo:font-weight="bold" style:font-size-asian="12pt" style:font-weight-asian="bold" style:font-name-complex="Times New Roman1" style:font-size-complex="12pt"/>
    </style:style>
    <style:style style:name="P9" style:family="paragraph" style:parent-style-name="Standard_20__28_user_29_">
      <style:paragraph-properties fo:line-height="200%"/>
      <style:text-properties style:font-name="Times New Roman" fo:font-size="12pt" fo:font-style="italic" fo:font-weight="bold" style:font-size-asian="12pt" style:font-style-asian="italic" style:font-weight-asian="bold" style:font-name-complex="Times New Roman1" style:font-size-complex="12pt"/>
    </style:style>
    <style:style style:name="P10" style:family="paragraph" style:parent-style-name="Standard_20__28_user_29_">
      <style:paragraph-properties fo:line-height="200%"/>
    </style:style>
    <style:style style:name="P11" style:family="paragraph" style:parent-style-name="Standard_20__28_user_29_">
      <style:paragraph-properties fo:margin-top="0cm" fo:margin-bottom="0cm" loext:contextual-spacing="false" fo:line-height="200%"/>
      <style:text-properties style:font-name="Times New Roman" fo:font-size="12pt" style:font-size-asian="12pt" style:font-name-complex="Times New Roman1" style:font-size-complex="12pt"/>
    </style:style>
    <style:style style:name="P12" style:family="paragraph" style:parent-style-name="Standard_20__28_user_29_">
      <style:paragraph-properties fo:margin-top="0cm" fo:margin-bottom="0cm" loext:contextual-spacing="false" fo:line-height="200%" fo:text-align="center" style:justify-single-word="false"/>
      <style:text-properties style:font-name="Times New Roman" fo:font-size="12pt" style:font-size-asian="12pt" style:font-name-complex="Times New Roman1" style:font-size-complex="12pt"/>
    </style:style>
    <style:style style:name="P13" style:family="paragraph" style:parent-style-name="Standard_20__28_user_29_">
      <style:paragraph-properties fo:margin-top="0cm" fo:margin-bottom="0cm" loext:contextual-spacing="false" fo:line-height="200%" fo:text-align="center" style:justify-single-word="false"/>
      <style:text-properties fo:color="#000000" style:font-name="Times New Roman" fo:font-size="12pt" style:font-size-asian="12pt" style:font-name-complex="Times New Roman1" style:font-size-complex="12pt"/>
    </style:style>
    <style:style style:name="P14" style:family="paragraph" style:parent-style-name="Standard_20__28_user_29_">
      <style:paragraph-properties fo:margin-top="0cm" fo:margin-bottom="0cm" loext:contextual-spacing="false" fo:line-height="200%"/>
    </style:style>
    <style:style style:name="P15" style:family="paragraph" style:parent-style-name="Standard_20__28_user_29_">
      <style:paragraph-properties fo:margin-top="0cm" fo:margin-bottom="0cm" loext:contextual-spacing="false" fo:line-height="200%"/>
      <style:text-properties officeooo:paragraph-rsid="001c5a57"/>
    </style:style>
    <style:style style:name="P16" style:family="paragraph" style:parent-style-name="Standard_20__28_user_29_">
      <style:paragraph-properties fo:margin-top="0cm" fo:margin-bottom="0cm" loext:contextual-spacing="false" fo:line-height="200%"/>
      <style:text-properties officeooo:rsid="001bed68" officeooo:paragraph-rsid="001bed68"/>
    </style:style>
    <style:style style:name="P17" style:family="paragraph" style:parent-style-name="Standard_20__28_user_29_">
      <style:paragraph-properties fo:margin-left="0cm" fo:margin-right="0cm" fo:line-height="200%" fo:text-indent="1.27cm" style:auto-text-indent="false"/>
    </style:style>
    <style:style style:name="P18" style:family="paragraph" style:parent-style-name="Bibliography">
      <style:text-properties style:font-name-complex="Calibri1"/>
    </style:style>
    <style:style style:name="P19" style:family="paragraph" style:parent-style-name="Heading_20_2">
      <style:text-properties style:font-name="Times New Roman" fo:font-size="12pt" fo:font-style="italic" fo:font-weight="bold" style:font-size-asian="12pt" style:font-style-asian="italic" style:font-weight-asian="bold" style:font-name-complex="Times New Roman1" style:font-size-complex="12pt"/>
    </style:style>
    <style:style style:name="P20" style:family="paragraph" style:parent-style-name="Bibliography">
      <style:text-properties officeooo:paragraph-rsid="001d5605" style:font-name-complex="Calibri1"/>
    </style:style>
    <style:style style:name="P21" style:family="paragraph" style:parent-style-name="Bibliography">
      <style:text-properties officeooo:paragraph-rsid="001d5605"/>
    </style:style>
    <style:style style:name="P22" style:family="paragraph" style:parent-style-name="Heading_20_2">
      <style:text-properties officeooo:paragraph-rsid="001d5605"/>
    </style:style>
    <style:style style:name="P23" style:family="paragraph" style:parent-style-name="Heading_20_1">
      <style:text-properties officeooo:paragraph-rsid="001d5605"/>
    </style:style>
    <style:style style:name="P24" style:family="paragraph" style:parent-style-name="Heading_20_1">
      <style:paragraph-properties fo:break-before="page"/>
      <style:text-properties officeooo:paragraph-rsid="001d5605"/>
    </style:style>
    <style:style style:name="P25" style:family="paragraph" style:parent-style-name="Standard">
      <style:paragraph-properties fo:text-align="center" style:justify-single-word="false"/>
      <style:text-properties officeooo:paragraph-rsid="001d5605"/>
    </style:style>
    <style:style style:name="P26" style:family="paragraph" style:parent-style-name="Standard">
      <style:paragraph-properties fo:line-height="200%"/>
      <style:text-properties officeooo:paragraph-rsid="001d5605"/>
    </style:style>
    <style:style style:name="P27" style:family="paragraph" style:parent-style-name="Standard">
      <style:text-properties officeooo:paragraph-rsid="001d5605"/>
    </style:style>
    <style:style style:name="P28" style:family="paragraph" style:parent-style-name="Title" style:master-page-name="Standard">
      <style:paragraph-properties fo:margin-top="0.423cm" fo:margin-bottom="0.212cm" loext:contextual-spacing="false" style:page-number="auto"/>
      <style:text-properties officeooo:paragraph-rsid="001d5605"/>
    </style:style>
    <style:style style:name="P29" style:family="paragraph" style:parent-style-name="Standard_20__28_user_29_">
      <style:paragraph-properties fo:line-height="200%"/>
      <style:text-properties style:font-name="Times New Roman" fo:font-size="12pt" style:font-size-asian="12pt" style:font-name-complex="Times New Roman1" style:font-size-complex="12pt"/>
    </style:style>
    <style:style style:name="P30" style:family="paragraph" style:parent-style-name="Standard_20__28_user_29_">
      <style:paragraph-properties fo:line-height="200%"/>
      <style:text-properties style:font-name="Times New Roman" fo:font-size="12pt" officeooo:paragraph-rsid="001d5605" style:font-size-asian="12pt" style:font-name-complex="Times New Roman1" style:font-size-complex="12pt"/>
    </style:style>
    <style:style style:name="P31" style:family="paragraph" style:parent-style-name="Standard_20__28_user_29_">
      <style:paragraph-properties fo:line-height="200%"/>
      <style:text-properties style:font-name="Times New Roman" fo:font-size="12pt" fo:font-weight="bold" officeooo:paragraph-rsid="001d5605" style:font-size-asian="12pt" style:font-weight-asian="bold" style:font-name-complex="Times New Roman1" style:font-size-complex="12pt"/>
    </style:style>
    <style:style style:name="P32" style:family="paragraph" style:parent-style-name="Standard_20__28_user_29_">
      <style:paragraph-properties fo:line-height="200%"/>
      <style:text-properties style:font-name="Times New Roman" fo:font-size="12pt" fo:font-style="italic" fo:font-weight="bold" officeooo:paragraph-rsid="001d5605" style:font-size-asian="12pt" style:font-style-asian="italic" style:font-weight-asian="bold" style:font-name-complex="Times New Roman1" style:font-size-complex="12pt"/>
    </style:style>
    <style:style style:name="P33" style:family="paragraph" style:parent-style-name="Standard_20__28_user_29_">
      <style:paragraph-properties fo:line-height="200%"/>
      <style:text-properties officeooo:paragraph-rsid="001d5605"/>
    </style:style>
    <style:style style:name="P34" style:family="paragraph" style:parent-style-name="Standard_20__28_user_29_">
      <style:paragraph-properties fo:margin-top="0cm" fo:margin-bottom="0cm" loext:contextual-spacing="false" fo:line-height="200%" fo:text-align="center" style:justify-single-word="false"/>
      <style:text-properties style:font-name="Times New Roman" fo:font-size="12pt" officeooo:paragraph-rsid="001d5605" style:font-size-asian="12pt" style:font-name-complex="Times New Roman1" style:font-size-complex="12pt"/>
    </style:style>
    <style:style style:name="P35" style:family="paragraph" style:parent-style-name="Standard_20__28_user_29_">
      <style:paragraph-properties fo:margin-top="0cm" fo:margin-bottom="0cm" loext:contextual-spacing="false" fo:line-height="200%"/>
      <style:text-properties style:font-name="Times New Roman" fo:font-size="12pt" officeooo:paragraph-rsid="001d5605" style:font-size-asian="12pt" style:font-name-complex="Times New Roman1" style:font-size-complex="12pt"/>
    </style:style>
    <style:style style:name="P36" style:family="paragraph" style:parent-style-name="Standard_20__28_user_29_">
      <style:paragraph-properties fo:margin-top="0cm" fo:margin-bottom="0cm" loext:contextual-spacing="false" fo:line-height="200%" fo:text-align="center" style:justify-single-word="false"/>
      <style:text-properties fo:color="#000000" style:font-name="Times New Roman" fo:font-size="12pt" officeooo:paragraph-rsid="001d5605" style:font-size-asian="12pt" style:font-name-complex="Times New Roman1" style:font-size-complex="12pt"/>
    </style:style>
    <style:style style:name="P37" style:family="paragraph" style:parent-style-name="Standard_20__28_user_29_">
      <style:paragraph-properties fo:margin-top="0cm" fo:margin-bottom="0cm" loext:contextual-spacing="false" fo:line-height="200%"/>
      <style:text-properties officeooo:paragraph-rsid="001d5605"/>
    </style:style>
    <style:style style:name="P38" style:family="paragraph" style:parent-style-name="Standard_20__28_user_29_">
      <style:paragraph-properties fo:margin-left="0cm" fo:margin-right="0cm" fo:line-height="200%" fo:text-indent="1.27cm" style:auto-text-indent="false"/>
      <style:text-properties officeooo:paragraph-rsid="001d5605"/>
    </style:style>
    <style:style style:name="P39" style:family="paragraph" style:parent-style-name="Standard_20__28_user_29_">
      <style:paragraph-properties fo:line-height="200%" fo:text-align="center" style:justify-single-word="false" fo:break-before="page"/>
      <style:text-properties officeooo:paragraph-rsid="001d5605"/>
    </style:style>
    <style:style style:name="P40" style:family="paragraph" style:parent-style-name="Standard_20__28_user_29_">
      <style:paragraph-properties fo:margin-top="0cm" fo:margin-bottom="0.353cm" loext:contextual-spacing="false" fo:line-height="115%" fo:text-align="start" style:justify-single-word="false" fo:orphans="2" fo:widows="2" fo:hyphenation-ladder-count="no-limit" style:writing-mode="lr-tb"/>
      <style:text-properties officeooo:paragraph-rsid="001d5605" fo:hyphenate="false" fo:hyphenation-remain-char-count="2" fo:hyphenation-push-char-count="2"/>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68972"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language="en" fo:country="US" style:font-size-asian="12pt" style:font-name-complex="Times New Roman1" style:font-size-complex="12pt"/>
    </style:style>
    <style:style style:name="T6"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7" style:family="text">
      <style:text-properties style:font-name="Times New Roman" fo:font-size="12pt" fo:language="el" fo:country="GR" style:font-size-asian="12pt" style:font-name-complex="Times New Roman1" style:font-size-complex="12pt"/>
    </style:style>
    <style:style style:name="T8" style:family="text">
      <style:text-properties style:text-position="super 58%" style:font-name="Times New Roman" fo:font-size="12pt" style:font-size-asian="12pt" style:font-name-complex="Times New Roman1" style:font-size-complex="12pt"/>
    </style:style>
    <style:style style:name="T9" style:family="text">
      <style:text-properties style:text-position="super 58%" style:font-name="Times New Roman" fo:font-size="12pt" officeooo:rsid="001bed68" style:font-size-asian="12pt" style:font-name-complex="Times New Roman1" style:font-size-complex="12pt"/>
    </style:style>
    <style:style style:name="T10" style:family="text">
      <style:text-properties style:text-position="super 58%" style:font-name="Times New Roman" fo:font-size="12pt" officeooo:rsid="00068972" style:font-size-asian="12pt" style:font-name-complex="Times New Roman1" style:font-size-complex="12pt"/>
    </style:style>
    <style:style style:name="T11" style:family="text">
      <style:text-properties style:font-name-complex="Calibri1"/>
    </style:style>
    <style:style style:name="T12" style:family="text">
      <style:text-properties fo:font-style="italic" style:font-style-asian="italic" style:font-name-complex="Calibri1" style:font-style-complex="italic"/>
    </style:style>
    <style:style style:name="T13" style:family="text">
      <style:text-properties fo:font-weight="bold" style:font-weight-asian="bold" style:font-name-complex="Calibri1"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Validation of an effective, low cost, Free/open access 3D-printed stethoscope</text:p>
      <text:p text:style-name="P34"/>
      <text:p text:style-name="P36"/>
      <text:p text:style-name="P37"><text:span text:style-name="T1">Alexander Pavlosky</text:span><text:span text:style-name="T8">1,5</text:span><text:span text:style-name="T1">, Jennifer Glauche</text:span><text:span text:style-name="T10">6</text:span><text:span text:style-name="T1">, Spencer Chambers</text:span><text:span text:style-name="T8">1</text:span><text:span text:style-name="T1">, Mahmoud Al-Alawi</text:span><text:span text:style-name="T8">5</text:span><text:span text:style-name="T1">, Kliment Yanev</text:span><text:span text:style-name="T10">6</text:span><text:span text:style-name="T1">, Tarek Loubani</text:span><text:span text:style-name="T8">1,2,3,4,5*</text:span></text:p>
      <text:p text:style-name="P35"/>
      <text:p text:style-name="P37"><text:span text:style-name="T8">1 </text:span><text:span text:style-name="T1">Faculty of Medicine, University of Western Ontario, London, Ontario, Canada.</text:span></text:p>
      <text:p text:style-name="P37"><text:span text:style-name="T8">2 </text:span><text:span text:style-name="T1">Division of Emergency Medicine, Department of Medicine, University of Western Ontario, London, Ontario, Canada.</text:span></text:p>
      <text:p text:style-name="P37"><text:span text:style-name="T8">3</text:span><text:span text:style-name="T1"> Division of Emergency Medicine, London Health Sciences Centre, London, Ontario, Canada</text:span></text:p>
      <text:p text:style-name="P37"><text:span text:style-name="T8">4</text:span><text:span text:style-name="T1"> Division of Emergency Medicine, Al-Shifa Hospital, Gaza</text:span></text:p>
      <text:p text:style-name="P37"><text:span text:style-name="T8">5</text:span><text:span text:style-name="T1"> Glia, Inc., London, Canada</text:span></text:p>
      <text:p text:style-name="P37"><text:span text:style-name="T10">6</text:span><text:span text:style-name="T1"> </text:span><text:span text:style-name="T2">No institutional affiliation</text:span></text:p>
      <text:p text:style-name="P35"/>
      <text:p text:style-name="P37"><text:span text:style-name="T1">* Corresponding author </text:span></text:p>
      <text:p text:style-name="P37"><text:span text:style-name="T1">E-mail: Tarek.Loubani@lhsc.on.catarek@tarek.org</text:span></text:p>
      <text:h text:style-name="P24" text:outline-level="1">Abstract</text:h>
      <text:p text:style-name="P33"><text:span text:style-name="T1">The modern acoustic stethoscope is a powerful useful clinical tool that clinicians used to detect subtle, pathological changes in cardiac, pulmonary and vascular sounds. Currently, brand-name stethoscopes such as the Littmann Cardiology III are expensive clinical tools and are widely regarded as the gold standard despite limited innovations in design or fabrication in recent decades. Consequently, the high cost of these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span></text:p>
      <text:h text:style-name="P24" text:outline-level="1">Introduction</text:h>
      <text:p text:style-name="P33"><text:span text:style-name="T1">Since its introduction in 1819 by René Laennec</text:span><field:fieldmark-start text:name="__Fieldmark__56_277434326" field:type="ADDIN ZOTERO_ITEM CSL_CITATION {&quot;citationID&quot;:&quot;1g7i9vp2jn&quot;,&quot;properties&quot;:{&quot;formattedCitation&quot;:&quot;{\\rtf \\super 1\\nosupersub{}}&quot;,&quot;plainCitation&quot;:&quot;1&quot;},&quot;citationItems&quot;:[{&quot;id&quot;:923,&quot;uris&quot;:[&quot;http://zotero.org/groups/233690/items/9Z8PZCZV&quot;],&quot;uri&quot;:[&quot;http://zotero.org/groups/233690/items/9Z8PZCZV&quot;],&quot;itemData&quot;:{&quot;id&quot;:923,&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text:span text:style-name="T8">1</text:span><text:bookmark-start text:name="__Fieldmark__985_4134142040"/><field:fieldmark-end/><text:bookmark-end text:name="__Fieldmark__985_4134142040"/><text:bookmark text:name="__Fieldmark__845_4221923628"/><text:bookmark text:name="__Fieldmark__1113_13557462291"/><text:span text:style-name="T1">, the acoustic stethoscope has been an integral part of clinical medicine and a powerful diagnostic tool in the hands of an astute clinician. Despite the lack of radical innovations <text:s/>major in structurale or design innovations over recent decades, modern stethoscopes can be an expensive part of the physician’s armamentarium, often costing several hundred US dollars. The high cost of modern stethoscopes remains a significant barrier to physicians practicing in some developing countries, where few affordable high-quality options exist. Traditionally, the selection of a stethoscope often does not involve the acoustic properties of the model</text:span><field:fieldmark-start text:name="__Fieldmark__82_277434326" field:type="ADDIN ZOTERO_ITEM CSL_CITATION {&quot;citationID&quot;:&quot;ols5ria8g&quot;,&quot;properties&quot;:{&quot;formattedCitation&quot;:&quot;{\\rtf \\super 2\\nosupersub{}}&quot;,&quot;plainCitation&quot;:&quot;2&quot;},&quot;citationItems&quot;:[{&quot;id&quot;:826,&quot;uris&quot;:[&quot;http://zotero.org/groups/233690/items/DZB4MTXD&quot;],&quot;uri&quot;:[&quot;http://zotero.org/groups/233690/items/DZB4MTXD&quot;],&quot;itemData&quot;:{&quot;id&quot;:826,&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text:span text:style-name="T8">2</text:span><text:bookmark-start text:name="__Fieldmark__1008_4134142040"/><field:fieldmark-end/><text:bookmark-end text:name="__Fieldmark__1008_4134142040"/><text:bookmark text:name="__Fieldmark__865_4221923628"/><text:bookmark text:name="__Fieldmark__1133_13557462291"/><text:span text:style-name="T1"> with most users selecting an expensive brand-name stethoscope such ast the Littmann Cardiology III. – a model that is widely regarded as the field’s gold standard. However, previous studies which have compared stethoscope brands have concluded that cost does not correlate with better diaphragm sound quality at relevant frequencies, compared with lower-cost alternatives</text:span><field:fieldmark-start text:name="__Fieldmark__104_277434326" field:type="ADDIN ZOTERO_ITEM CSL_CITATION {&quot;citationID&quot;:&quot;1g6o7dnuei&quot;,&quot;properties&quot;:{&quot;formattedCitation&quot;:&quot;{\\rtf \\super 3,4\\nosupersub{}}&quot;,&quot;plainCitation&quot;:&quot;3,4&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8">3</text:span><text:bookmark-start text:name="__Fieldmark__1027_4134142040"/><text:span text:style-name="T8">,</text:span><text:bookmark-start text:name="__Fieldmark__881_4221923628"/><text:span text:style-name="T8">4</text:span><text:bookmark-start text:name="__Fieldmark__1149_1355746229"/><field:fieldmark-end/><text:bookmark-end text:name="__Fieldmark__1027_4134142040"/><text:bookmark-end text:name="__Fieldmark__881_4221923628"/><text:bookmark-end text:name="__Fieldmark__1149_1355746229"/><text:span text:style-name="T1">. While other 3D printed stethoscope models that would be low-cost to produce can be found online, we are not aware of any that have been used clinically or research-validated.</text:span></text:p>
      <text:p text:style-name="P33"><text:span text:style-name="T1">Numerous groups have previously attempted to standardize methods to determine the efficacy of acoustic stethoscope models</text:span><field:fieldmark-start text:name="__Fieldmark__122_277434326" field:type="ADDIN ZOTERO_ITEM CSL_CITATION {&quot;citationID&quot;:&quot;14l5q494ut&quot;,&quot;properties&quot;:{&quot;formattedCitation&quot;:&quot;{\\rtf \\super 2,5\\uc0\\u8211{}9\\nosupersub{}}&quot;,&quot;plainCitation&quot;:&quot;2,5–9&quot;},&quot;citationItems&quot;:[{&quot;id&quot;:821,&quot;uris&quot;:[&quot;http://zotero.org/groups/233690/items/BHDIXI5F&quot;],&quot;uri&quot;:[&quot;http://zotero.org/groups/233690/items/BHDIXI5F&quot;],&quot;itemData&quot;:{&quot;id&quot;:821,&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44,&quot;uris&quot;:[&quot;http://zotero.org/groups/233690/items/TVDQDV2K&quot;],&quot;uri&quot;:[&quot;http://zotero.org/groups/233690/items/TVDQDV2K&quot;],&quot;itemData&quot;:{&quot;id&quot;:844,&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25,&quot;uris&quot;:[&quot;http://zotero.org/groups/233690/items/CKD4RWW7&quot;],&quot;uri&quot;:[&quot;http://zotero.org/groups/233690/items/CKD4RWW7&quot;],&quot;itemData&quot;:{&quot;id&quot;:825,&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826,&quot;uris&quot;:[&quot;http://zotero.org/groups/233690/items/DZB4MTXD&quot;],&quot;uri&quot;:[&quot;http://zotero.org/groups/233690/items/DZB4MTXD&quot;],&quot;itemData&quot;:{&quot;id&quot;:826,&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text:span text:style-name="T8">2</text:span><text:bookmark-start text:name="__Fieldmark__1041_4134142040"/><text:span text:style-name="T8">,</text:span><text:bookmark-start text:name="__Fieldmark__892_4221923628"/><text:span text:style-name="T8">5</text:span><text:bookmark-start text:name="__Fieldmark__1156_1355746229"/><text:span text:style-name="T8">–9</text:span><field:fieldmark-end/><text:bookmark-end text:name="__Fieldmark__1041_4134142040"/><text:bookmark-end text:name="__Fieldmark__892_4221923628"/><text:bookmark-end text:name="__Fieldmark__1156_1355746229"/><text:span text:style-name="T1">,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 </text:span><text:span text:style-name="T8">2–6</text:span><text:span text:style-name="T1"> while the other uses a phantom to simulate vibrations of the chest wall</text:span><field:fieldmark-start text:name="__Fieldmark__140_277434326" field:type="ADDIN ZOTERO_ITEM CSL_CITATION {&quot;citationID&quot;:&quot;2cqeea3elf&quot;,&quot;properties&quot;:{&quot;formattedCitation&quot;:&quot;{\\rtf \\super 8,10,11\\nosupersub{}}&quot;,&quot;plainCitation&quot;:&quot;8,10,11&quot;},&quot;citationItems&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32,&quot;uris&quot;:[&quot;http://zotero.org/groups/233690/items/MTZH5R7Q&quot;],&quot;uri&quot;:[&quot;http://zotero.org/groups/233690/items/MTZH5R7Q&quot;],&quot;itemData&quot;:{&quot;id&quot;:832,&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8,&quot;uris&quot;:[&quot;http://zotero.org/groups/233690/items/8XETI2RQ&quot;],&quot;uri&quot;:[&quot;http://zotero.org/groups/233690/items/8XETI2RQ&quot;],&quot;itemData&quot;:{&quot;id&quot;:818,&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8">8</text:span><text:bookmark-start text:name="__Fieldmark__1055_4134142040"/><text:span text:style-name="T8">,</text:span><text:bookmark-start text:name="__Fieldmark__902_4221923628"/><text:span text:style-name="T8">1</text:span><text:bookmark-start text:name="__Fieldmark__1164_1355746229"/><text:span text:style-name="T8">0,11</text:span><field:fieldmark-end/><text:bookmark-end text:name="__Fieldmark__1055_4134142040"/><text:bookmark-end text:name="__Fieldmark__902_4221923628"/><text:bookmark-end text:name="__Fieldmark__1164_1355746229"/><text:span text:style-name="T1">. These methods allow investigators to quantitatively compare the sensitivity of a stethoscope model compared with another.</text:span></text:p>
      <text:p text:style-name="P38"><text:soft-page-break/><text:span text:style-name="T1">In this article, we describe the construction and validation of a low cost, Free/open access 3D printed acoustic stethoscope - referred to here as the ‘Glia model’. The aim of this researche project is to give low budget health care systems affordable access to an effective stethoscope for a cost under $5 USD. To achieve this, we utilized 3D printing, a technology which is advancing rapidly and becoming increasingly inexpensive. The flexibility of 3D printing technology also allows users to augment our design to fit their own needs. We also attempt to make our validation methods accessible and low cost, allowing others to validate our design independently with ease.</text:span></text:p>
      <text:p text:style-name="P31"/>
      <text:h text:style-name="P23" text:outline-level="1">Methods</text:h>
      <text:h text:style-name="P22" text:outline-level="2"><text:span text:style-name="T6">Stethoscope design</text:span></text:h>
      <text:p text:style-name="P33"><text:span text:style-name="T1">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and spring (Fig 1A). Since its original creation as documented in this paper, the eartubes have been completely ported to OpenSCAD. The stethoscope head is presently a hybrid of CrystalSCAD and OpenSCAD. As the ear plug mold is no longer used in our current production process, its archived version also remains in CrystalSCAD.</text:span></text:p>
      <text:p text:style-name="P33"><text:soft-page-break/><text:span text:style-name="T1">Other accessory hardware is required, such as the plastic diaphragm, tubing, ear plugs (optional if the mold is not used) and steel spring (optional if the printed spring is not desired). These can be found in Table 1.</text:span></text:p>
      <text:p text:style-name="P30"/>
      <text:p text:style-name="P33"><text:span text:style-name="T4">Figure 1. Computer aided design and assembly of the 3D printed stethoscope. </text:span><text:span text:style-name="T1">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 Figure 1D shows an updated version of the stethoscope with commodity earbuds replacing the original silicone earplugs.</text:span></text:p>
      <text:p text:style-name="P33"/>
      <text:p text:style-name="P33"><text:span text:style-name="T1">All print designs can be downloaded for free at https://github.com/GliaX</text:span></text:p>
      <text:h text:style-name="P22" text:outline-level="2"><text:span text:style-name="T6">Stethoscope printing and assembly</text:span></text:h>
      <text:p text:style-name="P33"><text:span text:style-name="T1">Each part was printed on a commodity 3D printer (Prusa Mk II, 1.75mm filament diameter, 0.4mm nozzle diameter, no scaffolding or support) using acrylonitrile butadiene styrene (ABS) with either 15% or 100% infill as indicated and 0.2mm layer height. A 40 cm silicone 12mm outer diameter (OD), 8mm inner diameter (ID) tube was attached between the stethoscope head and the larger bore of the Y piece. Two 9 cm silicone 6mm OD, 4mm ID tubes were attached between the smaller bore of the Y piece and the ear tubes. A diaphragm was cut from a Staples brand PVC report cover (Swing-lock report cover, clear with black spine; UPC 718103160223) by turning a sharp caliper and creating a circular diaphragm with a 40mm diameter. This diaphragm was attached to the stethoscope head with a slotted rubber O-ring. However, in more </text:span><text:soft-page-break/><text:span text:style-name="T1">recent models and due to difficulty finding such O-rings, we have replaced the O-ring with a printed ABS ring. Spring steel was cut and crimped to form the ear tube spring. In more recent models, due to difficulty manipulating and acquiring spring steel, we have used a printed ABS truss that has some spring properties by design.</text:span></text:p>
      <text:p text:style-name="P33"><text:span text:style-name="T1">In the original design, Ssilicone (SF13 2k-Silikon, Silikon Fabrik, Batch Nr 180415, Shore A 13) was mixed added to the ear plug molds (Fig 1B) for 8 hours. The mold was separated and as per manufacturer specifications andthe silicone ear plugs were attached to the ear tubes. In the present model in use at the time of publication, these ear plugs are replaced by generic earbuds from commodity earbud-style headphones, as they were found to be widely available and of negligible cost. The final construction of the original model can be seen in Fig 1C. The final construction of the current model can be seen in Figure 1D.</text:span></text:p>
      <text:p text:style-name="P33"><text:span text:style-name="T1">Costs in Table 1 were calculated using the density of ABS (1.03g/cm</text:span><text:span text:style-name="T8">3</text:span><text:span text:style-name="T1">) and the filament length, which is calculated by the printer driver. We assumed the price of 10 lbs (4.54 kg) of ABS pellets to be 31 USD. </text:span></text:p>
      <text:p text:style-name="P33"><text:span text:style-name="T6">Acoustic transfer</text:span></text:p>
      <text:p text:style-name="P33"><text:span text:style-name="T1">The frequency response of Glia model stethoscopes, compared with the Littmann Cardiology III, was determined using an experimental setup modelled from a phantom-based frequency response setup previously described</text:span><field:fieldmark-start text:name="__Fieldmark__220_277434326" field:type="ADDIN ZOTERO_ITEM CSL_CITATION {&quot;citationID&quot;:&quot;2maar04pnc&quot;,&quot;properties&quot;:{&quot;formattedCitation&quot;:&quot;{\\rtf \\super 8\\nosupersub{}}&quot;,&quot;plainCitation&quot;:&quot;8&quot;},&quot;citationItems&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text:span text:style-name="T8">8</text:span><text:bookmark-start text:name="__Fieldmark__1131_4134142040"/><field:fieldmark-end/><text:bookmark-end text:name="__Fieldmark__1131_4134142040"/><text:bookmark text:name="__Fieldmark__976_4221923628"/><text:bookmark text:name="__Fieldmark__1213_13557462291"/><text:span text:style-name="T1">. A latex balloon filled with 2L (2000g) of water was used as a phantom and each stethoscope was applied to the surface by hand. Phantom excitations were supplied by an external vibrating speaker which was placed in contact with the balloon and sound was played at 86 Hz intervals between 0 and 5000 Hz (white noise) for 15 seconds. Three iterations of the Glia stethoscopes with variations in the output channel size and infill percentage </text:span><text:soft-page-break/><text:span text:style-name="T1">were tested against the Littman Cardiology III. <text:s/>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pathology</text:span><field:fieldmark-start text:name="__Fieldmark__248_277434326" field:type="ADDIN ZOTERO_ITEM CSL_CITATION {&quot;citationID&quot;:&quot;1fua2fl4n8&quot;,&quot;properties&quot;:{&quot;formattedCitation&quot;:&quot;{\\rtf \\super 12\\nosupersub{}}&quot;,&quot;plainCitation&quot;:&quot;12&quot;},&quot;citationItems&quot;:[{&quot;id&quot;:475,&quot;uris&quot;:[&quot;http://zotero.org/groups/233690/items/ZR6P963A&quot;],&quot;uri&quot;:[&quot;http://zotero.org/groups/233690/items/ZR6P963A&quot;],&quot;itemData&quot;:{&quot;id&quot;:475,&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PMID&quot;:&quot;9310022&quot;}}],&quot;schema&quot;:&quot;https://github.com/citation-style-language/schema/raw/master/csl-citation.json&quot;}"/><text:span text:style-name="T8">1</text:span><text:bookmark-start text:name="__Fieldmark__1156_4134142040"/><text:span text:style-name="T8">2</text:span><text:bookmark-start text:name="__Fieldmark__998_4221923628"/><field:fieldmark-end/><text:bookmark-end text:name="__Fieldmark__1156_4134142040"/><text:bookmark-end text:name="__Fieldmark__998_4221923628"/><text:bookmark text:name="__Fieldmark__1233_1355746229"/><text:span text:style-name="T1">. The simplicity of this design was intended to allow other users to validate our design independently.</text:span></text:p>
      <text:p text:style-name="P31"/>
      <text:h text:style-name="P23" text:outline-level="1">Results</text:h>
      <text:p text:style-name="P33"><text:span text:style-name="T1"><text:tab/>After many iterations, we successfully designed a working stethoscope, known as the Glia model (Fig 1), at a total cost of $2.83 USD using recycled ABS pellets. A bill of materials and cost breakdown can be found in Table 1. Commercial ABS filament was assumed to cost $30/kg.</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text:span text:style-name="T1">Item</text:span></text:p>
          </table:table-cell>
          <table:table-cell table:style-name="Table2.A1" office:value-type="string">
            <text:p text:style-name="P25"><text:span text:style-name="T1">Dimensions</text:span></text:p>
          </table:table-cell>
          <table:table-cell table:style-name="Table2.A1" office:value-type="string">
            <text:p text:style-name="P25"><text:span text:style-name="T1">Cost <text:s/>(USD) using ABS pellets (USD)</text:span></text:p>
          </table:table-cell>
          <table:table-cell table:style-name="Table2.D1" office:value-type="string">
            <text:p text:style-name="P25"><text:span text:style-name="T1">Cost using commercial ABS (USD)</text:span></text:p>
          </table:table-cell>
        </table:table-row>
        <table:table-row table:style-name="Table2.1">
          <table:table-cell table:style-name="Table2.A2" office:value-type="string">
            <text:p text:style-name="P25"><text:span text:style-name="T1">Stethoscope head</text:span></text:p>
          </table:table-cell>
          <table:table-cell table:style-name="Table2.A2" office:value-type="string">
            <text:p text:style-name="P25"><text:span text:style-name="T1">44.30mm x 62.45mm x 17.80mm</text:span></text:p>
          </table:table-cell>
          <table:table-cell table:style-name="Table2.A2" office:value-type="string">
            <text:p text:style-name="P25"><text:span text:style-name="T1">$0.206 </text:span></text:p>
          </table:table-cell>
          <table:table-cell table:style-name="Table2.D2" office:value-type="string">
            <text:p text:style-name="P25"><text:span text:style-name="T1">$0.91</text:span></text:p>
          </table:table-cell>
        </table:table-row>
        <table:table-row table:style-name="Table2.1">
          <table:table-cell table:style-name="Table2.A3" office:value-type="string">
            <text:p text:style-name="P25"><text:span text:style-name="T1">Stethoscope Y piece</text:span></text:p>
          </table:table-cell>
          <table:table-cell table:style-name="Table2.A3" office:value-type="string">
            <text:p text:style-name="P25"><text:span text:style-name="T1">70.89mm x 29.94mm x 9.00mm</text:span></text:p>
          </table:table-cell>
          <table:table-cell table:style-name="Table2.A3" office:value-type="string">
            <text:p text:style-name="P25"><text:span text:style-name="T1"><text:s/>$0.09</text:span></text:p>
          </table:table-cell>
          <table:table-cell table:style-name="Table2.D3" office:value-type="string">
            <text:p text:style-name="P25"><text:span text:style-name="T1">$0.12</text:span></text:p>
          </table:table-cell>
        </table:table-row>
        <table:table-row table:style-name="Table2.1">
          <table:table-cell table:style-name="Table2.A2" office:value-type="string">
            <text:p text:style-name="P25"><text:span text:style-name="T1">Stethoscope ear tube</text:span></text:p>
          </table:table-cell>
          <table:table-cell table:style-name="Table2.A2" office:value-type="string">
            <text:p text:style-name="P25"><text:span text:style-name="T1">170.79mm x 83.62mm x 5.80mm</text:span></text:p>
          </table:table-cell>
          <table:table-cell table:style-name="Table2.A2" office:value-type="string">
            <text:p text:style-name="P25"><text:span text:style-name="T1">$0.07</text:span></text:p>
          </table:table-cell>
          <table:table-cell table:style-name="Table2.D2" office:value-type="string">
            <text:p text:style-name="P25"><text:span text:style-name="T1">$0.25</text:span></text:p>
          </table:table-cell>
        </table:table-row>
        <table:table-row table:style-name="Table2.1">
          <table:table-cell table:style-name="Table2.A3" office:value-type="string">
            <text:p text:style-name="P25"><text:span text:style-name="T1">Stethoscope ring</text:span></text:p>
          </table:table-cell>
          <table:table-cell table:style-name="Table2.A3" office:value-type="string">
            <text:p text:style-name="P25"><text:span text:style-name="T1">r = 21mm, h = 7mm</text:span></text:p>
          </table:table-cell>
          <table:table-cell table:style-name="Table2.A3" office:value-type="string">
            <text:p text:style-name="P25"><text:span text:style-name="T1">$0.012</text:span></text:p>
          </table:table-cell>
          <table:table-cell table:style-name="Table2.D3" office:value-type="string">
            <text:p text:style-name="P25"><text:span text:style-name="T1">$0.03</text:span></text:p>
          </table:table-cell>
        </table:table-row>
        <table:table-row table:style-name="Table2.1">
          <table:table-cell table:style-name="Table2.A2" office:value-type="string">
            <text:p text:style-name="P25"><text:span text:style-name="T1">Stethoscope spring</text:span></text:p>
          </table:table-cell>
          <table:table-cell table:style-name="Table2.A2" office:value-type="string">
            <text:p text:style-name="P25"><text:span text:style-name="T1">91.25mm x 111.62mm x 15.05mm </text:span></text:p>
          </table:table-cell>
          <table:table-cell table:style-name="Table2.A2" office:value-type="string">
            <text:p text:style-name="P25"><text:span text:style-name="T1">$0.032</text:span></text:p>
          </table:table-cell>
          <table:table-cell table:style-name="Table2.D2" office:value-type="string">
            <text:p text:style-name="P25"><text:span text:style-name="T1">$0.31</text:span></text:p>
          </table:table-cell>
        </table:table-row>
        <table:table-row table:style-name="Table2.1">
          <table:table-cell table:style-name="Table2.A3" office:value-type="string">
            <text:p text:style-name="P25"><text:span text:style-name="T1">Silicone tubing</text:span></text:p>
          </table:table-cell>
          <table:table-cell table:style-name="Table2.A3" office:value-type="string">
            <text:p text:style-name="P25"><text:span text:style-name="T1">40 cm – 12mm OD, 8mm ID / 2x 9 cm – 6mm OD, 4 mm ID</text:span></text:p>
          </table:table-cell>
          <table:table-cell table:style-name="Table2.A3" office:value-type="string">
            <text:p text:style-name="P25"><text:span text:style-name="T1">$1.93</text:span></text:p>
          </table:table-cell>
          <table:table-cell table:style-name="Table2.D3" office:value-type="string">
            <text:p text:style-name="P25"><text:span text:style-name="T1">$1.93</text:span></text:p>
          </table:table-cell>
        </table:table-row>
        <table:table-row table:style-name="Table2.1">
          <table:table-cell table:style-name="Table2.A2" office:value-type="string">
            <text:p text:style-name="P25"><text:span text:style-name="T1">Diaphragm</text:span></text:p>
          </table:table-cell>
          <table:table-cell table:style-name="Table2.A2" office:value-type="string">
            <text:p text:style-name="P25"><text:span text:style-name="T1">r = 20mm</text:span></text:p>
          </table:table-cell>
          <table:table-cell table:style-name="Table2.A2" office:value-type="string">
            <text:p text:style-name="P25"><text:span text:style-name="T1">$0.06</text:span></text:p>
          </table:table-cell>
          <table:table-cell table:style-name="Table2.D2" office:value-type="string">
            <text:p text:style-name="P25"><text:span text:style-name="T1">$0.06</text:span></text:p>
          </table:table-cell>
        </table:table-row>
        <table:table-row table:style-name="Table2.1">
          <table:table-cell table:style-name="Table2.A3" office:value-type="string">
            <text:p text:style-name="P25"><text:span text:style-name="T1">Ear plugs with mold</text:span></text:p>
          </table:table-cell>
          <table:table-cell table:style-name="Table2.A3" office:value-type="string">
            <text:p text:style-name="P25"><text:span text:style-name="T1">n/a</text:span></text:p>
          </table:table-cell>
          <table:table-cell table:style-name="Table2.A3" office:value-type="string">
            <text:p text:style-name="P25"><text:span text:style-name="T1">$0.43</text:span></text:p>
          </table:table-cell>
          <table:table-cell table:style-name="Table2.D3" office:value-type="string">
            <text:p text:style-name="P25"><text:span text:style-name="T1">$0.43</text:span></text:p>
          </table:table-cell>
        </table:table-row>
        <table:table-row table:style-name="Table2.1">
          <table:table-cell table:style-name="Table2.A2" table:number-columns-spanned="2" office:value-type="string">
            <text:p text:style-name="P27"><text:span text:style-name="T1">Total</text:span></text:p>
          </table:table-cell>
          <table:covered-table-cell/>
          <table:table-cell table:style-name="Table2.A2" office:value-type="string">
            <text:p text:style-name="P25"><text:span text:style-name="T1">$2.83</text:span></text:p>
          </table:table-cell>
          <table:table-cell table:style-name="Table2.D2" office:value-type="string">
            <text:p text:style-name="P25"><text:span text:style-name="T1">$4.04</text:span></text:p>
          </table:table-cell>
        </table:table-row>
      </table:table>
      <text:p text:style-name="P33"><text:span text:style-name="T3">Table 1. Bill of materials for the Glia model stethoscope (100% infill) </text:span></text:p>
      <text:p text:style-name="P33"><text:span text:style-name="T1">We compared three designs of the Glia stethoscope with varying channel sizes and infill percentages to the Littmann Cardiology III using a phantom, as described in the methods. At all frequencies tested, the Glia model performed similarly to the Cardiology III (Fig 2A). The </text:span><text:soft-page-break/><text:span text:style-name="T1">difference in attenuation (dB) of the Glia model to the Littmann Cardiology III is shown in Figure 2B with values greater than 0dB indicating that the Glia attenuated less sound. The performance of the 100% infill, 6mm channel size Glia model 2 is highlighted in Fig 2B and is comparable to the Littmann, as demonstrated in the absolute difference curve.</text:span></text:p>
      <text:p text:style-name="P30"/>
      <text:p text:style-name="P33"><text:span text:style-name="T4">Figure 2. Calibration and comparison of 3D printed Glia model stethoscopes to the gold standard Littmann Cardiology III. </text:span><text:span text:style-name="T1">Stethoscope output responses were measured using the equipment setup described in the methods. Each stethoscope model recorded input sound at multiple frequencies and the change in amplitude between input and recorded sound was documented (lower log attenuation is better) for each stethoscope (Figure 2A). </text:span><text:span text:style-name="T5">The decibel difference in attenuation (Glia minus Littmann) is shown across all frequencies tested where values above 0dB indicate the Glia model attenuated less sound (Figure 2B).</text:span></text:p>
      <text:p text:style-name="P33"><text:span text:style-name="T1"><text:s/>Further comparison between the Glia Model 2 and the gold standard Littmann Cardiology III is shown in Figure 3B with the absolute </text:span><text:span text:style-name="T7">Δ</text:span><text:span text:style-name="T5"> magnitude plotted above (Figure 2B).</text:span></text:p>
      <text:p text:style-name="P30"/>
      <text:h text:style-name="P23" text:outline-level="1">Discussion</text:h>
      <text:p text:style-name="P33"><text:span text:style-name="T1"><text:tab/>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developing nations. This study aims to create a high quality acoustic stethoscope at a cost under 5 USD.</text:span></text:p>
      <text:p text:style-name="P33"><text:soft-page-break/><text:span text:style-name="T1"><text:tab/>The quality and intensity of the sound reaching the earpiece from the diaphragm is dependent on nearly every piece of the stethoscope as well as the physiology of the user. These <text:s/>variables have been previously well summarized</text:span><field:fieldmark-start text:name="__Fieldmark__431_277434326" field:type="ADDIN ZOTERO_ITEM CSL_CITATION {&quot;citationID&quot;:&quot;1151o1ql9h&quot;,&quot;properties&quot;:{&quot;formattedCitation&quot;:&quot;{\\rtf \\super 3\\nosupersub{}}&quot;,&quot;plainCitation&quot;:&quot;3&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text:span text:style-name="T8">3</text:span><text:bookmark-start text:name="__Fieldmark__1335_4134142040"/><field:fieldmark-end/><text:bookmark-end text:name="__Fieldmark__1335_4134142040"/><text:bookmark text:name="__Fieldmark__1173_4221923628"/><text:bookmark text:name="__Fieldmark__1421_13557462291"/><text:span text:style-name="T1"> and include the size and volume of the bell</text:span><field:fieldmark-start text:name="__Fieldmark__444_277434326" field:type="ADDIN ZOTERO_ITEM CSL_CITATION {&quot;citationID&quot;:&quot;1q04pfir54&quot;,&quot;properties&quot;:{&quot;formattedCitation&quot;:&quot;{\\rtf \\super 7,13\\nosupersub{}}&quot;,&quot;plainCitation&quot;:&quot;7,13&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8">7</text:span><text:bookmark-start text:name="__Fieldmark__1345_4134142040"/><text:span text:style-name="T8">,</text:span><text:bookmark-start text:name="__Fieldmark__1180_4221923628"/><text:span text:style-name="T8">1</text:span><text:bookmark-start text:name="__Fieldmark__1426_1355746229"/><text:span text:style-name="T8">3</text:span><field:fieldmark-end/><text:bookmark-end text:name="__Fieldmark__1345_4134142040"/><text:bookmark-end text:name="__Fieldmark__1180_4221923628"/><text:bookmark-end text:name="__Fieldmark__1426_1355746229"/><text:span text:style-name="T1">; hardness of the inner cavity of the bell</text:span><field:fieldmark-start text:name="__Fieldmark__459_277434326" field:type="ADDIN ZOTERO_ITEM CSL_CITATION {&quot;citationID&quot;:&quot;1qel98tn00&quot;,&quot;properties&quot;:{&quot;formattedCitation&quot;:&quot;{\\rtf \\super 14\\nosupersub{}}&quot;,&quot;plainCitation&quot;:&quot;14&quot;},&quot;citationItems&quot;:[{&quot;id&quot;:813,&quot;uris&quot;:[&quot;http://zotero.org/groups/233690/items/4HC4MKRF&quot;],&quot;uri&quot;:[&quot;http://zotero.org/groups/233690/items/4HC4MKRF&quot;],&quot;itemData&quot;:{&quot;id&quot;:813,&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text:span text:style-name="T8">1</text:span><text:bookmark-start text:name="__Fieldmark__1356_4134142040"/><text:span text:style-name="T8">4</text:span><text:bookmark-start text:name="__Fieldmark__1187_4221923628"/><field:fieldmark-end/><text:bookmark-end text:name="__Fieldmark__1356_4134142040"/><text:bookmark-end text:name="__Fieldmark__1187_4221923628"/><text:bookmark text:name="__Fieldmark__1431_1355746229"/><text:span text:style-name="T1">; improperly fitted components allowing air leaks and loss of sound</text:span><field:fieldmark-start text:name="__Fieldmark__473_277434326" field:type="ADDIN ZOTERO_ITEM CSL_CITATION {&quot;citationID&quot;:&quot;1mijspk705&quot;,&quot;properties&quot;:{&quot;formattedCitation&quot;:&quot;{\\rtf \\super 13\\nosupersub{}}&quot;,&quot;plainCitation&quot;:&quot;13&quot;},&quot;citationItems&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8">1</text:span><text:bookmark-start text:name="__Fieldmark__1367_4134142040"/><text:span text:style-name="T8">3</text:span><text:bookmark-start text:name="__Fieldmark__1194_4221923628"/><field:fieldmark-end/><text:bookmark-end text:name="__Fieldmark__1367_4134142040"/><text:bookmark-end text:name="__Fieldmark__1194_4221923628"/><text:bookmark text:name="__Fieldmark__1436_1355746229"/><text:span text:style-name="T1">; the thickness, size and tautness of the diaphragm and the interior smoothness, rigidity, length and diameter of the tubing</text:span><field:fieldmark-start text:name="__Fieldmark__487_277434326" field:type="ADDIN ZOTERO_ITEM CSL_CITATION {&quot;citationID&quot;:&quot;xWr9OYki&quot;,&quot;properties&quot;:{&quot;formattedCitation&quot;:&quot;{\\rtf \\super 15,16\\nosupersub{}}&quot;,&quot;plainCitation&quot;:&quot;15,16&quot;},&quot;citationItems&quot;:[{&quot;id&quot;:814,&quot;uris&quot;:[&quot;http://zotero.org/groups/233690/items/59FH44N9&quot;],&quot;uri&quot;:[&quot;http://zotero.org/groups/233690/items/59FH44N9&quot;],&quot;itemData&quot;:{&quot;id&quot;:814,&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840,&quot;uris&quot;:[&quot;http://zotero.org/groups/233690/items/RE2QXR2W&quot;],&quot;uri&quot;:[&quot;http://zotero.org/groups/233690/items/RE2QXR2W&quot;],&quot;itemData&quot;:{&quot;id&quot;:840,&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text:span text:style-name="T8">1</text:span><text:bookmark-start text:name="__Fieldmark__1378_4134142040"/><text:span text:style-name="T8">5</text:span><text:bookmark-start text:name="__Fieldmark__1201_4221923628"/><text:span text:style-name="T8">,</text:span><text:bookmark-start text:name="__Fieldmark__1441_1355746229"/><text:span text:style-name="T8">16</text:span><field:fieldmark-end/><text:bookmark-end text:name="__Fieldmark__1378_4134142040"/><text:bookmark-end text:name="__Fieldmark__1201_4221923628"/><text:bookmark-end text:name="__Fieldmark__1441_1355746229"/><text:span text:style-name="T1">. Additional user related factors include improperly fitted ear pieces that allow air exchange</text:span><field:fieldmark-start text:name="__Fieldmark__502_277434326" field:type="ADDIN ZOTERO_ITEM CSL_CITATION {&quot;citationID&quot;:&quot;lLOSHY8Z&quot;,&quot;properties&quot;:{&quot;formattedCitation&quot;:&quot;{\\rtf \\super 4,13,16,17\\nosupersub{}}&quot;,&quot;plainCitation&quot;:&quot;4,13,16,17&quot;},&quot;citationItems&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817,&quot;uris&quot;:[&quot;http://zotero.org/groups/233690/items/8EI6MM6H&quot;],&quot;uri&quot;:[&quot;http://zotero.org/groups/233690/items/8EI6MM6H&quot;],&quot;itemData&quot;:{&quot;id&quot;:81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840,&quot;uris&quot;:[&quot;http://zotero.org/groups/233690/items/RE2QXR2W&quot;],&quot;uri&quot;:[&quot;http://zotero.org/groups/233690/items/RE2QXR2W&quot;],&quot;itemData&quot;:{&quot;id&quot;:840,&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text:span text:style-name="T8">4</text:span><text:bookmark-start text:name="__Fieldmark__1389_4134142040"/><text:span text:style-name="T8">,</text:span><text:bookmark-start text:name="__Fieldmark__1208_4221923628"/><text:span text:style-name="T8">1</text:span><text:bookmark-start text:name="__Fieldmark__1446_1355746229"/><text:span text:style-name="T8">3,16,17</text:span><field:fieldmark-end/><text:bookmark-end text:name="__Fieldmark__1389_4134142040"/><text:bookmark-end text:name="__Fieldmark__1208_4221923628"/><text:bookmark-end text:name="__Fieldmark__1446_1355746229"/><text:span text:style-name="T1">; anatomical variations of the auditory canal of the user</text:span><field:fieldmark-start text:name="__Fieldmark__517_277434326" field:type="ADDIN ZOTERO_ITEM CSL_CITATION {&quot;citationID&quot;:&quot;1drptj37t4&quot;,&quot;properties&quot;:{&quot;formattedCitation&quot;:&quot;{\\rtf \\super 17\\nosupersub{}}&quot;,&quot;plainCitation&quot;:&quot;17&quot;},&quot;citationItems&quot;:[{&quot;id&quot;:817,&quot;uris&quot;:[&quot;http://zotero.org/groups/233690/items/8EI6MM6H&quot;],&quot;uri&quot;:[&quot;http://zotero.org/groups/233690/items/8EI6MM6H&quot;],&quot;itemData&quot;:{&quot;id&quot;:81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text:span text:style-name="T8">1</text:span><text:bookmark-start text:name="__Fieldmark__1400_4134142040"/><text:span text:style-name="T8">7</text:span><text:bookmark-start text:name="__Fieldmark__1215_4221923628"/><field:fieldmark-end/><text:bookmark-end text:name="__Fieldmark__1400_4134142040"/><text:bookmark-end text:name="__Fieldmark__1215_4221923628"/><text:bookmark text:name="__Fieldmark__1451_1355746229"/><text:span text:style-name="T1">; background noise</text:span><field:fieldmark-start text:name="__Fieldmark__531_277434326" field:type="ADDIN ZOTERO_ITEM CSL_CITATION {&quot;citationID&quot;:&quot;1it21f22qb&quot;,&quot;properties&quot;:{&quot;formattedCitation&quot;:&quot;{\\rtf \\super 18\\nosupersub{}}&quot;,&quot;plainCitation&quot;:&quot;18&quot;},&quot;citationItems&quot;:[{&quot;id&quot;:835,&quot;uris&quot;:[&quot;http://zotero.org/groups/233690/items/NWM9AINA&quot;],&quot;uri&quot;:[&quot;http://zotero.org/groups/233690/items/NWM9AINA&quot;],&quot;itemData&quot;:{&quot;id&quot;:835,&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text:span text:style-name="T8">1</text:span><text:bookmark-start text:name="__Fieldmark__1411_4134142040"/><text:span text:style-name="T8">8</text:span><text:bookmark-start text:name="__Fieldmark__1222_4221923628"/><field:fieldmark-end/><text:bookmark-end text:name="__Fieldmark__1411_4134142040"/><text:bookmark-end text:name="__Fieldmark__1222_4221923628"/><text:bookmark text:name="__Fieldmark__1456_1355746229"/><text:span text:style-name="T1"> and training</text:span><field:fieldmark-start text:name="__Fieldmark__545_277434326" field:type="ADDIN ZOTERO_ITEM CSL_CITATION {&quot;citationID&quot;:&quot;18dng21srs&quot;,&quot;properties&quot;:{&quot;formattedCitation&quot;:&quot;{\\rtf \\super 19\\nosupersub{}}&quot;,&quot;plainCitation&quot;:&quot;19&quot;},&quot;citationItems&quot;:[{&quot;id&quot;:812,&quot;uris&quot;:[&quot;http://zotero.org/groups/233690/items/442ZDRXU&quot;],&quot;uri&quot;:[&quot;http://zotero.org/groups/233690/items/442ZDRXU&quot;],&quot;itemData&quot;:{&quot;id&quot;:812,&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text:span text:style-name="T8">1</text:span><text:bookmark-start text:name="__Fieldmark__1422_4134142040"/><text:span text:style-name="T8">9</text:span><text:bookmark-start text:name="__Fieldmark__1229_4221923628"/><field:fieldmark-end/><text:bookmark-end text:name="__Fieldmark__1422_4134142040"/><text:bookmark-end text:name="__Fieldmark__1229_4221923628"/><text:bookmark text:name="__Fieldmark__1461_1355746229"/><text:span text:style-name="T1">. Many of these variables needed to be considered when designing the Glia model stethoscope, particularly physical properties such as channel diameter through the 3D printed parts and infill percentage, which ultimately determines the density and hardness of the parts. We also tried several printing materials including poly-lactic acid (PLA) and ABS. Of particular challenge was creating the ear tubes to ensure that they could universally accept either molded ear plugs or purchased plugs, as well as creating the interface between the ear tube and the spring to prevent rotation when the ear tubes were pulled apart. </text:span></text:p>
      <text:p text:style-name="P26"><text:span text:style-name="T1">As previously mentioned, no standard method of determining the acoustic response of stethoscope models currently exists. Previous studies have attempted to objectively quantify stethoscope efficacy</text:span><field:fieldmark-start text:name="__Fieldmark__565_277434326" field:type="ADDIN ZOTERO_ITEM CSL_CITATION {&quot;citationID&quot;:&quot;20hc3orv7l&quot;,&quot;properties&quot;:{&quot;formattedCitation&quot;:&quot;{\\rtf \\super 8,10,11,13\\nosupersub{}}&quot;,&quot;plainCitation&quot;:&quot;8,10,11,13&quot;},&quot;citationItems&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32,&quot;uris&quot;:[&quot;http://zotero.org/groups/233690/items/MTZH5R7Q&quot;],&quot;uri&quot;:[&quot;http://zotero.org/groups/233690/items/MTZH5R7Q&quot;],&quot;itemData&quot;:{&quot;id&quot;:832,&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8,&quot;uris&quot;:[&quot;http://zotero.org/groups/233690/items/8XETI2RQ&quot;],&quot;uri&quot;:[&quot;http://zotero.org/groups/233690/items/8XETI2RQ&quot;],&quot;itemData&quot;:{&quot;id&quot;:818,&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8">8</text:span><text:bookmark-start text:name="__Fieldmark__1439_4134142040"/><text:span text:style-name="T8">,</text:span><text:bookmark-start text:name="__Fieldmark__1242_4221923628"/><text:span text:style-name="T8">1</text:span><text:bookmark-start text:name="__Fieldmark__1473_1355746229"/><text:span text:style-name="T8">0,11,13</text:span><field:fieldmark-end/><text:bookmark-end text:name="__Fieldmark__1439_4134142040"/><text:bookmark-end text:name="__Fieldmark__1242_4221923628"/><text:bookmark-end text:name="__Fieldmark__1473_1355746229"/><text:span text:style-name="T1"> and previous comparisons between brands indicate that no significant correlation between cost and quality exists</text:span><field:fieldmark-start text:name="__Fieldmark__580_277434326" field:type="ADDIN ZOTERO_ITEM CSL_CITATION {&quot;citationID&quot;:&quot;2j346t2kbf&quot;,&quot;properties&quot;:{&quot;formattedCitation&quot;:&quot;{\\rtf \\super 3,4\\nosupersub{}}&quot;,&quot;plainCitation&quot;:&quot;3,4&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8">3</text:span><text:bookmark-start text:name="__Fieldmark__1450_4134142040"/><text:span text:style-name="T8">,</text:span><text:bookmark-start text:name="__Fieldmark__1249_4221923628"/><text:span text:style-name="T8">4</text:span><text:bookmark-start text:name="__Fieldmark__1478_1355746229"/><field:fieldmark-end/><text:bookmark-end text:name="__Fieldmark__1450_4134142040"/><text:bookmark-end text:name="__Fieldmark__1249_4221923628"/><text:bookmark-end text:name="__Fieldmark__1478_1355746229"/><text:span text:style-name="T1">. However, there may be some subjective decrease in efficacy when using low-quality disposable stethoscopes</text:span><field:fieldmark-start text:name="__Fieldmark__595_277434326" field:type="ADDIN ZOTERO_ITEM CSL_CITATION {&quot;citationID&quot;:&quot;2qmko33tgn&quot;,&quot;properties&quot;:{&quot;formattedCitation&quot;:&quot;{\\rtf \\super 19\\nosupersub{}}&quot;,&quot;plainCitation&quot;:&quot;19&quot;},&quot;citationItems&quot;:[{&quot;id&quot;:812,&quot;uris&quot;:[&quot;http://zotero.org/groups/233690/items/442ZDRXU&quot;],&quot;uri&quot;:[&quot;http://zotero.org/groups/233690/items/442ZDRXU&quot;],&quot;itemData&quot;:{&quot;id&quot;:812,&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text:span text:style-name="T8">1</text:span><text:bookmark-start text:name="__Fieldmark__1461_4134142040"/><text:span text:style-name="T8">9</text:span><text:bookmark-start text:name="__Fieldmark__1256_4221923628"/><field:fieldmark-end/><text:bookmark-end text:name="__Fieldmark__1461_4134142040"/><text:bookmark-end text:name="__Fieldmark__1256_4221923628"/><text:bookmark text:name="__Fieldmark__1483_1355746229"/><text:span text:style-name="T1">. Using a phantom-based method, we show here that the Glia model stethoscope, at a cost of 2.83 USD, is comparable to the Littmann Cardiology III across a range of spectral frequencies from 86 Hz to 5000 Hz, making it a low-cost, suitable alternative to those who cannot access or afford a high cost model]. The current cost of the Littmann Cardiology III is $221, which is comparable to other brand name </text:span><text:soft-page-break/><text:span text:style-name="T1">stethoscopes such as the Welch Allyn Harvey Elite ($190) and less expensive than the new Littmann Cardiology IV ($270).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field:fieldmark-start text:name="__Fieldmark__629_277434326" field:type="ADDIN ZOTERO_ITEM CSL_CITATION {&quot;citationID&quot;:&quot;2eihoq8uh5&quot;,&quot;properties&quot;:{&quot;formattedCitation&quot;:&quot;{\\rtf \\super 20\\nosupersub{}}&quot;,&quot;plainCitation&quot;:&quot;20&quot;},&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text:span text:style-name="T8">2</text:span><text:bookmark-start text:name="__Fieldmark__1492_4134142040"/><text:span text:style-name="T8">0</text:span><text:bookmark-start text:name="__Fieldmark__1283_4221923628"/><field:fieldmark-end/><text:bookmark-end text:name="__Fieldmark__1492_4134142040"/><text:bookmark-end text:name="__Fieldmark__1283_4221923628"/><text:bookmark text:name="__Fieldmark__1507_1355746229"/><text:span text:style-name="T1">. Printers of sufficient quality and reliability can be easily obtained or built internationally for less than $1,000. </text:span><field:fieldmark-start text:name="__Fieldmark__646_277434326" field:type="ADDIN ZOTERO_ITEM CSL_CITATION {&quot;citationID&quot;:&quot;2hbanohim2&quot;,&quot;properties&quot;:{&quot;formattedCitation&quot;:&quot;{\\rtf \\super 1\\nosupersub{}}&quot;,&quot;plainCitation&quot;:&quot;1&quot;,&quot;dontUpdate&quot;:true},&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text:span text:style-name="T1">X</text:span><text:bookmark-start text:name="__Fieldmark__1506_4134142040"/><field:fieldmark-end/><text:bookmark-end text:name="__Fieldmark__1506_4134142040"/></text:p>
      <text:p text:style-name="P33"/>
      <text:p text:style-name="P33"><text:span text:style-name="T1">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wasis gradually introduced in the Gaza strip, an area with extremely limited access to medical devices. Hospitals in Gaza are self-sufficient producers of these stethoscopes.</text:span></text:p>
      <text:p text:style-name="P33"><text:span text:style-name="T1">This project was the first of several planned open access projects. Future plans include expanding access by providing validated models of other </text:span><text:bookmark text:name="_GoBack1"/><text:span text:style-name="T1">pieces of medical equipment, including pulse oximeters and ECG machines, allowing health institutions to sustainably produce affordable, high quality equipment for many clinicians.</text:span></text:p>
      <text:p text:style-name="P32"/>
      <text:h text:style-name="P23" text:outline-level="1"><text:soft-page-break/>Acknowledgments</text:h>
      <text:p text:style-name="P33"><text:span text:style-name="T1">We would like to thank Carrie Wakem for her administrative support throughout the course of this project.</text:span></text:p>
      <text:p text:style-name="P39"><text:span text:style-name="T3">Citations</text:span></text:p>
      <text:p text:style-name="P21"><field:fieldmark-start text:name="__Fieldmark__675_277434326" field:type="ADDIN ZOTERO_BIBL {&quot;custom&quot;:[]} CSL_BIBLIOGRAPHY"/><field:fieldmark-end/><text:bookmark text:name="__Fieldmark__1535_4134142040"/><text:bookmark text:name="__Fieldmark__1335_4221923628"/><text:bookmark-start text:name="__Fieldmark__1534_13557462291"/><text:span text:style-name="T11">1.<text:tab/>Laennec, R. T. H. De l’auscultation médiate ou traité du diagnos-tic de maladies des poumons et du coeur, fondé principalement surce nouveau moyen d’exploration. </text:span><text:span text:style-name="T12">Bross. Chaude Paris</text:span><text:bookmark-end text:name="__Fieldmark__1534_13557462291"/><text:span text:style-name="T11"> (1819).</text:span></text:p>
      <text:p text:style-name="P21"><text:span text:style-name="T11">2.<text:tab/>Johnston, F. D. &amp; Kline, E. M. An acoustical study of the stethoscope. </text:span><text:span text:style-name="T12">Arch Intern Med</text:span><text:span text:style-name="T11"> 328–339 (1940).</text:span></text:p>
      <text:p text:style-name="P21"><text:span text:style-name="T11">3.<text:tab/>Abella, M., Formolo, J. &amp; Penney, D. Comparison of the acoustic properties of six popular stethoscopes. </text:span><text:span text:style-name="T12">J Acoust Soc AM</text:span><text:span text:style-name="T11"> 2224–2228 (1992).</text:span></text:p>
      <text:p text:style-name="P21"><text:span text:style-name="T11">4.<text:tab/>Kindig, J., Beeson, T., Campbell, R., Andries, F. &amp; Tavel, M. Acoustical performance of the stethoscope: a comparative analysis. </text:span><text:span text:style-name="T12">Am Heart J</text:span><text:span text:style-name="T11"> </text:span><text:span text:style-name="T13">104,</text:span><text:span text:style-name="T11"> 269–275 (1982).</text:span></text:p>
      <text:p text:style-name="P21"><text:span text:style-name="T11">5.<text:tab/>Ertel, P., Lawrence, M., Brown, R. &amp; Stern AM. Stethoscope acoustics. I. The doctor and his stethoscope. </text:span><text:span text:style-name="T12">Circulation</text:span><text:span text:style-name="T11"> </text:span><text:span text:style-name="T13">34,</text:span><text:span text:style-name="T11"> 889–898 (1966).</text:span></text:p>
      <text:p text:style-name="P21"><text:span text:style-name="T11">6.<text:tab/>Ertel, P., Lawrence, M., Brown, R. &amp; Stern AM. Stethoscope acoustics. II. Transmission and filtration patterns. </text:span><text:span text:style-name="T12">Circulation</text:span><text:span text:style-name="T11"> </text:span><text:span text:style-name="T13">34,</text:span><text:span text:style-name="T11"> 899–909 (1966).</text:span></text:p>
      <text:p text:style-name="P21"><text:span text:style-name="T11">7.<text:tab/>Ertel, P., Lawrence, M. &amp; Song, W. How to test stethoscopes. </text:span><text:span text:style-name="T12">Med Res Eng</text:span><text:span text:style-name="T11"> </text:span><text:span text:style-name="T13">8,</text:span><text:span text:style-name="T11"> 7–17 (1969).</text:span></text:p>
      <text:p text:style-name="P21"><text:span text:style-name="T11">8.<text:tab/>Watrous, R., Grove, D. &amp; Bowen, D. Methods and results in characterizing electronic stethoscopes. </text:span><text:span text:style-name="T12">Comput. Cardiol.</text:span><text:span text:style-name="T11"> 653–656 (2002).</text:span></text:p>
      <text:p text:style-name="P21"><text:span text:style-name="T11">9.<text:tab/>Gavish, B. &amp; Heller, O. A practical method for evaluating stethoscopes. </text:span><text:span text:style-name="T12">Biomed Instrum Technol</text:span><text:span text:style-name="T11"> </text:span><text:span text:style-name="T13">26,</text:span><text:span text:style-name="T11"> 97–102 (1992).</text:span></text:p>
      <text:p text:style-name="P21"><text:span text:style-name="T11">10.<text:tab/>Royston, T., Zhang, X., Mansy, H. &amp; Sandler, R. Modeling sound transmission through the pulmonary system and chest with application to diagnosis of a collapsed lung. </text:span><text:span text:style-name="T12">J Acoust Soc Am</text:span><text:span text:style-name="T11"> </text:span><text:span text:style-name="T13">111,</text:span><text:span text:style-name="T11"> 1931–1946</text:span></text:p>
      <text:p text:style-name="P21"><text:soft-page-break/><text:span text:style-name="T11">11.<text:tab/>Padmanabhan, V., Semmlow, J. &amp; Welkowitz, W. Accelerometer type cardiac transducer for detection of low-level heart sounds. </text:span><text:span text:style-name="T12">IEEE Trans Biomed Eng</text:span><text:span text:style-name="T11"> </text:span><text:span text:style-name="T13">40,</text:span><text:span text:style-name="T11"> 21–28 (1993).</text:span></text:p>
      <text:p text:style-name="P21"><text:span text:style-name="T11">12.<text:tab/>Pasterkamp, H., Kraman, S. S. &amp; Wodicka, G. R. Respiratory sounds. Advances beyond the stethoscope. </text:span><text:span text:style-name="T12">Am. J. Respir. Crit. Care Med.</text:span><text:span text:style-name="T11"> </text:span><text:span text:style-name="T13">156,</text:span><text:span text:style-name="T11"> 974–987 (1997).</text:span></text:p>
      <text:p text:style-name="P21"><text:span text:style-name="T11">13.<text:tab/>Ertel, P., Lawrence, M. &amp; Song, W. Stethoscope acoustics and the engineer: Concepts and problems. </text:span><text:span text:style-name="T12">J Audio Eng Soc</text:span><text:span text:style-name="T11"> </text:span><text:span text:style-name="T13">19,</text:span><text:span text:style-name="T11"> 182–186 (1971).</text:span></text:p>
      <text:p text:style-name="P21"><text:span text:style-name="T11">14.<text:tab/>Rappaport, M. B. &amp; Sprague, H. B. Physiologic and physical laws that govern ausculation, and their clinical application: The acoustic stethoscope and the electrical amplifying stethoscope and stethograph. </text:span><text:span text:style-name="T12">Am Heart J</text:span><text:span text:style-name="T11"> </text:span><text:span text:style-name="T13">21,</text:span><text:span text:style-name="T11"> 257–318 (1941).</text:span></text:p>
      <text:p text:style-name="P21"><text:span text:style-name="T11">15.<text:tab/>Rappaport, M. B. &amp; Sprague, H. B. The effects of tubing bore on stethoscope efficiency. </text:span><text:span text:style-name="T12">Am Heart J</text:span><text:span text:style-name="T11"> 605–609 (1951).</text:span></text:p>
      <text:p text:style-name="P21"><text:span text:style-name="T11">16.<text:tab/>Rappaport, M. B. &amp; Sprague, H. B. The effects of improper fitting of stethoscope to ears on auscultatory efficiency. </text:span><text:span text:style-name="T12">Am Heart J</text:span><text:span text:style-name="T11"> </text:span><text:span text:style-name="T13">43,</text:span><text:span text:style-name="T11"> 713–715 (1952).</text:span></text:p>
      <text:p text:style-name="P21"><text:span text:style-name="T11">17.<text:tab/>Groom, D. The effect of background noise on cardiac auscultation. </text:span><text:span text:style-name="T12">Am Heart J</text:span><text:span text:style-name="T11"> </text:span><text:span text:style-name="T13">52,</text:span><text:span text:style-name="T11"> 781–790 (1956).</text:span></text:p>
      <text:p text:style-name="P21"><text:span text:style-name="T11">18.<text:tab/>Groom, D. &amp; Chapman, W. Anatomic variations of the auditory canal pertaining to the fit of stethoscope earpieces. </text:span><text:span text:style-name="T12">Circulation</text:span><text:span text:style-name="T11"> </text:span><text:span text:style-name="T13">19,</text:span><text:span text:style-name="T11"> 606–608 (1959).</text:span></text:p>
      <text:p text:style-name="P21"><text:span text:style-name="T11">19.<text:tab/>Mehmood, M., Abu Grara, H. L., Stewart, J. S. &amp; Khasawneh, F. A. Comparing the auscultatory accuracy of health care professionals using three different brands of stethoscopes on a simulator. </text:span><text:span text:style-name="T12">Med. Devices Evid. Res.</text:span><text:span text:style-name="T11"> </text:span><text:span text:style-name="T13">7,</text:span><text:span text:style-name="T11"> 273–281 (2014).</text:span></text:p>
      <text:p text:style-name="P21"><text:span text:style-name="T11">20.<text:tab/>Jones, R. </text:span><text:span text:style-name="T12">et al.</text:span><text:span text:style-name="T11"> RepRap the replicating rapid prototyper. </text:span><text:span text:style-name="T12">Robotica</text:span><text:span text:style-name="T11"> </text:span><text:span text:style-name="T13">29,</text:span><text:span text:style-name="T11"> 177–191</text:span></text:p>
      <text:p text:style-name="P2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fo:color="#00000a" style:font-name="Liberation Sans" fo:font-family="'Liberation Sans'" style:font-family-generic="roman" style:font-pitch="variable" fo:font-size="14pt" fo:language="en" fo:country="US" style:font-name-asian="Lucida Sans Unicode" style:font-family-asian="'Lucida Sans Unicode'"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text-align="start" style:justify-single-word="false" fo:orphans="0" fo:widows="0"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CA"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orphans="2" fo:widows="2"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date>2017-09-06T09:36:13.457714590</dc:date>
    <meta:editing-cycles>33</meta:editing-cycles>
    <meta:editing-duration>P2DT1M9S</meta:editing-duration>
    <meta:generator>LibreOffice/5.1.6.2$Linux_X86_64 LibreOffice_project/10m0$Build-2</meta:generator>
    <meta:document-statistic meta:table-count="1" meta:image-count="0" meta:object-count="0" meta:page-count="13" meta:paragraph-count="103" meta:word-count="3010" meta:character-count="18556" meta:non-whitespace-character-count="157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0"&gt;&lt;session id="MWyeT5ip"/&gt;&lt;style id="http://www.zotero.org/styles/nature" hasBibliography="1" bibliographyStyleHasBeenSet="1"/&gt;&lt;prefs&gt;&lt;pref name="fieldType" value="Field"/&gt;&lt;pref name="storeReferences" value=</meta:user-defined>
    <meta:user-defined meta:name="ZOTERO_PREF_2" meta:value-type="string">"true"/&gt;&lt;pref name="automaticJournalAbbreviations" value="true"/&gt;&lt;pref name="noteType" value=""/&gt;&lt;/prefs&gt;&lt;/data&gt;</meta:user-defined>
    <meta:template xlink:type="simple" xlink:actuate="onRequest" xlink:title="Normal.dotm" xlink:href=""/>
  </office:meta>
</office:document-meta>
</file>